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3mm"/>
    </style:style>
    <style:style style:name="co3" style:family="table-column">
      <style:table-column-properties fo:break-before="auto" style:column-width="49.53mm"/>
    </style:style>
    <style:style style:name="co4" style:family="table-column">
      <style:table-column-properties fo:break-before="auto" style:column-width="93.29mm"/>
    </style:style>
    <style:style style:name="co5" style:family="table-column">
      <style:table-column-properties fo:break-before="auto" style:column-width="67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55MHz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nH</text:p>
          </table:table-cell>
          <table:table-cell table:number-columns-repeated="2"/>
          <table:table-cell office:value-type="string" calcext:value-type="string">
            <text:p>CE201210-R15J</text:p>
          </table:table-cell>
          <table:table-cell table:formula="of:=[.H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H</text:p>
          </table:table-cell>
          <table:table-cell table:number-columns-repeated="2"/>
          <table:table-cell office:value-type="string" calcext:value-type="string">
            <text:p>CE201210-R10J</text:p>
          </table:table-cell>
          <table:table-cell table:formula="of:=[.H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0pF</text:p>
          </table:table-cell>
          <table:table-cell table:number-columns-repeated="2"/>
          <table:table-cell office:value-type="string" calcext:value-type="string">
            <text:p>GRM2165C2A111JA01D</text:p>
          </table:table-cell>
          <table:table-cell table:formula="of:=[.H5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 table:formula="of:=[.H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 table:formula="of:=[.H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</text:p>
          </table:table-cell>
          <table:table-cell table:number-columns-repeated="2"/>
          <table:table-cell office:value-type="string" calcext:value-type="string">
            <text:p>VJ0805A120GXAPW1BC</text:p>
          </table:table-cell>
          <table:table-cell table:formula="of:=[.H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pF</text:p>
          </table:table-cell>
          <table:table-cell table:number-columns-repeated="2"/>
          <table:table-cell office:value-type="string" calcext:value-type="string">
            <text:p>C0805C560J5GACTU</text:p>
          </table:table-cell>
          <table:table-cell table:formula="of:=[.H9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table:number-columns-repeated="2"/>
          <table:table-cell office:value-type="string" calcext:value-type="string">
            <text:p>C0805C390J5GACTU</text:p>
          </table:table-cell>
          <table:table-cell table:formula="of:=[.H1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table:number-columns-repeated="3"/>
          <table:table-cell table:formula="of:=[.H11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12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nH</text:p>
          </table:table-cell>
          <table:table-cell table:number-columns-repeated="2"/>
          <table:table-cell office:value-type="string" calcext:value-type="string">
            <text:p>CE201210-R12J</text:p>
          </table:table-cell>
          <table:table-cell table:formula="of:=[.H1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nH</text:p>
          </table:table-cell>
          <table:table-cell table:number-columns-repeated="2"/>
          <table:table-cell office:value-type="string" calcext:value-type="string">
            <text:p>CE201210-68NJ</text:p>
          </table:table-cell>
          <table:table-cell table:formula="of:=[.H1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nH</text:p>
          </table:table-cell>
          <table:table-cell table:number-columns-repeated="2"/>
          <table:table-cell office:value-type="string" calcext:value-type="string">
            <text:p>CE201210-82NJ</text:p>
          </table:table-cell>
          <table:table-cell table:formula="of:=[.H15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table:number-columns-repeated="2"/>
          <table:table-cell office:value-type="string" calcext:value-type="string">
            <text:p>VJ0805A180GXACW1BC</text:p>
          </table:table-cell>
          <table:table-cell table:formula="of:=[.H1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 table:formula="of:=[.H1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pF</text:p>
          </table:table-cell>
          <table:table-cell table:number-columns-repeated="2"/>
          <table:table-cell office:value-type="string" calcext:value-type="string">
            <text:p>08051A620JAT2A</text:p>
          </table:table-cell>
          <table:table-cell table:formula="of:=[.H1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 table:formula="of:=[.H1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table:number-columns-repeated="3"/>
          <table:table-cell table:formula="of:=[.H20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21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 table:formula="of:=[.H22]*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 table:formula="of:=[.H2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0pF</text:p>
          </table:table-cell>
          <table:table-cell table:number-columns-repeated="2"/>
          <table:table-cell office:value-type="string" calcext:value-type="string">
            <text:p>GRM2165C1H621JA01D</text:p>
          </table:table-cell>
          <table:table-cell table:formula="of:=[.H24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0pF</text:p>
          </table:table-cell>
          <table:table-cell table:number-columns-repeated="2"/>
          <table:table-cell office:value-type="string" calcext:value-type="string">
            <text:p>GRM2165C2A431JA01D</text:p>
          </table:table-cell>
          <table:table-cell table:formula="of:=[.H2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00pF</text:p>
          </table:table-cell>
          <table:table-cell table:number-columns-repeated="2"/>
          <table:table-cell office:value-type="string" calcext:value-type="string">
            <text:p>GRM2195C1H512JA01D</text:p>
          </table:table-cell>
          <table:table-cell table:formula="of:=[.H26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00pF</text:p>
          </table:table-cell>
          <table:table-cell table:number-columns-repeated="2"/>
          <table:table-cell office:value-type="string" calcext:value-type="string">
            <text:p>GRM2195C1H752JA01D</text:p>
          </table:table-cell>
          <table:table-cell table:formula="of:=[.H27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office:value-type="string" calcext:value-type="string">
            <text:p>butterworth</text:p>
          </table:table-cell>
          <table:table-cell table:number-columns-repeated="2"/>
          <table:table-cell table:formula="of:=[.H28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29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 table:formula="of:=[.H30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formula="of:=[.H31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00pF</text:p>
          </table:table-cell>
          <table:table-cell table:number-columns-repeated="2"/>
          <table:table-cell office:value-type="string" calcext:value-type="string">
            <text:p>GRM2195C1H622JA01D</text:p>
          </table:table-cell>
          <table:table-cell table:formula="of:=[.H32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pF</text:p>
          </table:table-cell>
          <table:table-cell table:number-columns-repeated="2"/>
          <table:table-cell office:value-type="string" calcext:value-type="string">
            <text:p>GRM1555C1H102JA01D</text:p>
          </table:table-cell>
          <table:table-cell table:formula="of:=[.H33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office:value-type="string" calcext:value-type="string">
            <text:p>butterworth</text:p>
          </table:table-cell>
          <table:table-cell table:number-columns-repeated="2"/>
          <table:table-cell table:formula="of:=[.H34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35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0nH</text:p>
          </table:table-cell>
          <table:table-cell table:number-columns-repeated="2"/>
          <table:table-cell office:value-type="string" calcext:value-type="string">
            <text:p>MLG1005SR16JTD25</text:p>
          </table:table-cell>
          <table:table-cell table:formula="of:=[.H36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nH</text:p>
          </table:table-cell>
          <table:table-cell table:number-columns-repeated="2"/>
          <table:table-cell office:value-type="string" calcext:value-type="string">
            <text:p>LQG15HSR27J02D</text:p>
          </table:table-cell>
          <table:table-cell table:formula="of:=[.H3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pF</text:p>
          </table:table-cell>
          <table:table-cell table:number-columns-repeated="2"/>
          <table:table-cell office:value-type="string" calcext:value-type="string">
            <text:p>GRM1555C1H240JA01D</text:p>
          </table:table-cell>
          <table:table-cell table:formula="of:=[.H38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 table:formula="of:=[.H3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table:number-columns-repeated="4"/>
          <table:table-cell table:formula="of:=[.H40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antenna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41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0ZCJ0020FF2E</text:p>
          </table:table-cell>
          <table:table-cell table:formula="of:=[.H4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0ZCG0110FF2C</text:p>
          </table:table-cell>
          <table:table-cell table:formula="of:=[.H4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O, D2O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M4007W-W</text:p>
          </table:table-cell>
          <table:table-cell table:formula="of:=[.H4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 table:formula="of:=[.H4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O, L11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RLB0914-101KL</text:p>
          </table:table-cell>
          <table:table-cell table:formula="of:=[.H46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8O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0ET</text:p>
          </table:table-cell>
          <table:table-cell table:formula="of:=[.H4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3O1, C4, C5, 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 table:formula="of:=[.H48]*2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5O, C6O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107CKS035M</text:p>
          </table:table-cell>
          <table:table-cell table:formula="of:=[.H4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106J</text:p>
          </table:table-cell>
          <table:table-cell table:formula="of:=[.H5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5, R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2ET</text:p>
          </table:table-cell>
          <table:table-cell table:formula="of:=[.H51]*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O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1ET</text:p>
          </table:table-cell>
          <table:table-cell table:formula="of:=[.H5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38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Junction FET</text:p>
          </table:table-cell>
          <table:table-cell office:value-type="string" calcext:value-type="string">
            <text:p>2N3819 or 2N4859</text:p>
          </table:table-cell>
          <table:table-cell table:formula="of:=[.H5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P2ATTD222J</text:p>
          </table:table-cell>
          <table:table-cell table:formula="of:=[.H54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PN Transistror</text:p>
          </table:table-cell>
          <table:table-cell office:value-type="string" calcext:value-type="string">
            <text:p>MMBT5089LT1G</text:p>
          </table:table-cell>
          <table:table-cell table:formula="of:=[.H55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N5109 </text:p>
          </table:table-cell>
          <table:table-cell table:formula="of:=[.H5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5089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2N3866</text:p>
          </table:table-cell>
          <table:table-cell table:formula="of:=[.H5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472J</text:p>
          </table:table-cell>
          <table:table-cell table:formula="of:=[.H5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-1634506-1</text:p>
          </table:table-cell>
          <table:table-cell office:value-type="string" calcext:value-type="string">
            <text:p>X4, X5, X6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 table:formula="of:=[.H59]*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8O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820J</text:p>
          </table:table-cell>
          <table:table-cell table:formula="of:=[.H6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per plate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 pad</text:p>
          </table:table-cell>
          <table:table-cell office:value-type="string" calcext:value-type="string">
            <text:p>LHL08TB100K</text:p>
          </table:table-cell>
          <table:table-cell table:formula="of:=[.H61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4"/>
          <table:table-cell table:formula="of:=[.H62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receive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63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0ZCG0150BF2C</text:p>
          </table:table-cell>
          <table:table-cell table:formula="of:=[.H64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 table:formula="of:=[.H6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20-LGR971-KN-1</text:p>
          </table:table-cell>
          <table:table-cell table:formula="of:=[.H6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5</text:p>
          </table:table-cell>
          <table:table-cell/>
          <table:table-cell office:value-type="string" calcext:value-type="string">
            <text:p>LTC2208CUP</text:p>
          </table:table-cell>
          <table:table-cell table:formula="of:=[.H6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LTC6405IMS8E</text:p>
          </table:table-cell>
          <table:table-cell table:formula="of:=[.H6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20021121-00008C4LF</text:p>
          </table:table-cell>
          <table:table-cell table:formula="of:=[.H69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1</text:p>
          </table:table-cell>
          <table:table-cell/>
          <table:table-cell office:value-type="string" calcext:value-type="string">
            <text:p>929975-01-20</text:p>
          </table:table-cell>
          <table:table-cell table:formula="of:=[.H7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SY100EPT22VZG-TR</text:p>
          </table:table-cell>
          <table:table-cell table:formula="of:=[.H71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595-TPS73733DCQR</text:p>
          </table:table-cell>
          <table:table-cell table:formula="of:=[.H7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0RL</text:p>
          </table:table-cell>
          <table:table-cell table:formula="of:=[.H73]*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4, C5, C8, C16, C17, C18, C23, C24, C25, C26, C27, C28, C29, C30, C31, C36, C37, C4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 table:formula="of:=[.H74]*2" office:value-type="float" office:value="42" calcext:value-type="float">
            <text:p>4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1J5GACTU</text:p>
          </table:table-cell>
          <table:table-cell table:formula="of:=[.H7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VE-470M1ETR-0605</text:p>
          </table:table-cell>
          <table:table-cell table:formula="of:=[.H7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KL</text:p>
          </table:table-cell>
          <table:table-cell table:formula="of:=[.H77]*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3K5RACTU</text:p>
          </table:table-cell>
          <table:table-cell table:formula="of:=[.H7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GRM21BR61E106MA73L</text:p>
          </table:table-cell>
          <table:table-cell table:formula="of:=[.H79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106KXQTW1BC</text:p>
          </table:table-cell>
          <table:table-cell table:formula="of:=[.H8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ERJ-8ENF1300V</text:p>
          </table:table-cell>
          <table:table-cell table:formula="of:=[.H81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ML</text:p>
          </table:table-cell>
          <table:table-cell table:formula="of:=[.H8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225KXQTW1BC</text:p>
          </table:table-cell>
          <table:table-cell table:formula="of:=[.H8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,7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A2R7BXQPW1BC</text:p>
          </table:table-cell>
          <table:table-cell table:formula="of:=[.H8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2K2L</text:p>
          </table:table-cell>
          <table:table-cell table:formula="of:=[.H8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08056D475KAT2A</text:p>
          </table:table-cell>
          <table:table-cell table:formula="of:=[.H8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1, C35, C38, C41, C4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JMK212BJ475KG-T</text:p>
          </table:table-cell>
          <table:table-cell table:formula="of:=[.H87]*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-1634506-1H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 table:formula="of:=[.H8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51RL</text:p>
          </table:table-cell>
          <table:table-cell table:formula="of:=[.H8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1206JR-0782RL</text:p>
          </table:table-cell>
          <table:table-cell table:formula="of:=[.H90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SOD232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DSOD323-T03C</text:p>
          </table:table-cell>
          <table:table-cell table:formula="of:=[.H91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C1-1T-2TR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ETC1-1T-2TR</text:p>
          </table:table-cell>
          <table:table-cell table:formula="of:=[.H9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L4, L5, L6, L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508056017Y2</text:p>
          </table:table-cell>
          <table:table-cell table:formula="of:=[.H93]*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formula="of:=[.H94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H95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Q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21:47:17.6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2-01T21:50:02.696000000</dc:date>
    <meta:editing-duration>PT2H14M43S</meta:editing-duration>
    <meta:editing-cycles>48</meta:editing-cycles>
    <meta:generator>LibreOffice/4.4.3.2$Windows_x86 LibreOffice_project/88805f81e9fe61362df02b9941de8e38a9b5fd16</meta:generator>
    <meta:document-statistic meta:table-count="1" meta:cell-count="554" meta:object-count="0"/>
  </office:meta>
</office:document-meta>
</file>